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style:style style:name="P1" style:parent-style-name="Titre1" style:master-page-name="MP0" style:family="paragraph">
      <style:paragraph-properties fo:break-before="page"/>
    </style:style>
    <style:style style:name="P3" style:parent-style-name="Standard" style:family="paragraph">
      <style:text-properties fo:font-size="10pt" style:font-size-asian="10pt" style:font-size-complex="10pt"/>
    </style:style>
    <style:style style:name="P4" style:parent-style-name="Standard" style:family="paragraph">
      <style:text-properties fo:font-size="10pt" style:font-size-asian="10pt" style:font-size-complex="10pt"/>
    </style:style>
    <style:style style:name="P5" style:parent-style-name="Standard" style:family="paragraph">
      <style:text-properties fo:font-size="10pt" style:font-size-asian="10pt" style:font-size-complex="10pt"/>
    </style:style>
    <style:style style:name="T6" style:parent-style-name="Policepardéfaut" style:family="text">
      <style:text-properties style:font-name="Wingdings" style:font-name-asian="Wingdings" style:font-name-complex="Wingdings"/>
    </style:style>
    <style:style style:name="T7" style:parent-style-name="Policepardéfaut" style:family="text">
      <style:text-properties style:font-name="Wingdings" style:font-name-asian="Wingdings" style:font-name-complex="Wingdings"/>
    </style:style>
    <style:style style:name="T8" style:parent-style-name="Policepardéfaut" style:family="text">
      <style:text-properties style:font-name="Wingdings" style:font-name-asian="Wingdings" style:font-name-complex="Wingdings"/>
    </style:style>
  </office:automatic-styles>
  <office:body>
    <office:text text:use-soft-page-breaks="true">
      <text:h text:style-name="P1" text:outline-level="1">Compiler</text:h>
      <text:p text:style-name="P3"/>
      <text:p text:style-name="Standard">La compilation nécessite gcc</text:p>
      <text:p text:style-name="Standard"/>
      <text:p text:style-name="Standard">Sous Windows :</text:p>
      <text:p text:style-name="Standard">- Ouvrir powerShell dans le répertoire racine via un shift clic droit</text:p>
      <text:p text:style-name="Standard">- Exécuter la commande ‘make windows’ pour générer un exécutable windows</text:p>
      <text:p text:style-name="Standard"/>
      <text:p text:style-name="Standard">Sous Linux :</text:p>
      <text:p text:style-name="Standard">- Ouvrir un terminal dans le répertoire racine</text:p>
      <text:p text:style-name="Standard">- Exécuter la commande ‘make’ ou ‘make linux’ pour générer un exécutable linux</text:p>
      <text:p text:style-name="Standard">- Exécuter la commande ‘make linux_win’ pour générer un exécutable windows</text:p>
      <text:p text:style-name="Standard"/>
      <text:p text:style-name="Standard"/>
      <text:h text:style-name="Titre1" text:outline-level="1">Exécuter</text:h>
      <text:p text:style-name="Standard"/>
      <text:p text:style-name="Standard">Une fois généré, il suffit d’entrer dans la même console :</text:p>
      <text:p text:style-name="Standard">Sous Windows, ‘.\Labyrinthe.exe’</text:p>
      <text:p text:style-name="Standard">Sous Linux, ‘./Labyrinthe’</text:p>
      <text:p text:style-name="Standard"/>
      <text:h text:style-name="Titre1" text:outline-level="1">Jouer</text:h>
      <text:p text:style-name="Standard"/>
      <text:p text:style-name="Standard">Vous allez évoluer dans un labyrinthe représenté par un tableau 2D.</text:p>
      <text:p text:style-name="Standard"/>
      <text:p text:style-name="Standard">Un cycle jour-nuit s’y déroule, à chaque action (même incorrecte), le temps avance.</text:p>
      <text:p text:style-name="Standard"/>
      <text:p text:style-name="Standard">Le contenu d’une case est reconnaissable par un caractère :</text:p>
      <text:p text:style-name="Standard">- Joueur (vous) : ‘O’</text:p>
      <text:p text:style-name="Standard">- Vide : ‘ ‘</text:p>
      <text:p text:style-name="Standard">- Mur : ‘X’</text:p>
      <text:p text:style-name="Standard">- Objets interactifs : ‘?’</text:p>
      <text:p text:style-name="Standard">- Ennemis (griffeurs) : ‘!’</text:p>
      <text:p text:style-name="Standard">- Portes: ‘^’</text:p>
      <text:p text:style-name="Standard">- Porte menant sur une autre partie du labyrinthe: ‘A’, ‘B’, ‘C’ ou, ‘D’</text:p>
      <text:p text:style-name="Standard">- Sortie: ‘x’</text:p>
      <text:p text:style-name="Standard">- Forge: ‘F’</text:p>
      <text:p text:style-name="Standard">- Lit: ‘L’</text:p>
      <text:p text:style-name="Standard"/>
      <text:p text:style-name="Standard">Vous pouvez vous déplacer avec les commandes ‘right’, ‘left’, ‘down’, ou ‘up’. Ou plus simplement ‘z’, ‘q’, ‘s’, ‘d’.</text:p>
      <text:p text:style-name="Standard">Toutes les interactions avec des objets nécessitent de se déplacer vers la case de l’objet.</text:p>
      <text:p text:style-name="Standard">/!\ N'envoyez pas une commande de plus de 255 caractères, sinon le jeu crashera.</text:p>
      <text:p text:style-name="Standard"/>
      <text:p text:style-name="Standard">La zone d’apparition est protégée des ennemis.</text:p>
      <text:p text:style-name="Standard">Vous pouvez vous y reposer en utilisant le Lit, ou améliorer vos compétences à l’aide de la forge.</text:p>
      <text:p text:style-name="Standard">La porte ne s’ouvre qu’en journée.</text:p>
      <text:p text:style-name="Standard">Bonne chance !</text:p>
      <text:soft-page-break/>
      <text:h text:style-name="Titre1" text:outline-level="1">Fonctionnement</text:h>
      <text:p text:style-name="Standard"/>
      <text:p text:style-name="Standard">Au démarrage le programme charge les cartes dans des tableaux 2D (voir création de cartes), alloués avec malloc.</text:p>
      <text:p text:style-name="Standard"/>
      <text:p text:style-name="Standard">Chaque case du labyrinthe est représentée par un entier dans le tableau, pour accéder à la valeur d’une case de position (x,y), on utilise pointeur_tableau[y*taille_tableau+x].</text:p>
      <text:p text:style-name="Standard"/>
      <text:p text:style-name="Standard">Le joueur n’est pas enregistré dans le tableau, mais on garde sa position et ses caractéristiques dans des variables.</text:p>
      <text:p text:style-name="Standard"/>
      <text:p text:style-name="Standard">Pour l’affichage, on affiche un partie du labyrinthe centrée sur le joueur en fonction de sa statistique Perception. On parcourt pour cela le tableau ligne par ligne à partir d’une position jusqu’à une autre, et on associe chaque type de case à un caractère. Si la position à afficher est celle du joueur, on l’affiche à la place du type de la case.</text:p>
      <text:p text:style-name="Standard"/>
      <text:p text:style-name="Standard">Le joueur peut se déplacer dans le labyrinthe, pour cela on demande à l’utilisateur d’envoyer une direction, on regarde alors si le déplacement vers la case visée est possible, le joueur ne pouvant pas traverser des murs. Si oui, on met à jour sa position.</text:p>
      <text:p text:style-name="Standard"/>
      <text:p text:style-name="Standard">Pour connaître le comportement à adopter pour chaque case, on a associé à chaque type de case, une fonction appelée quand le joueur veut s’y déplacer. En fonction du retour de cette fonction, on effectue le déplacement ou non. On peut aussi exécuter du code pour par exemple interagir avec l’objet présent sur la case comme la forge, le lit, ou les coffres. Il faut donc se déplacer vers la case où se trouve l’objet pour le récupérer ou l’utiliser.</text:p>
      <text:p text:style-name="Standard"/>
      <text:p text:style-name="Standard">Il y a la possibilité de charger plusieurs cartes, mais le joueur n’évolue que dans une seule carte à la fois. Pour changer de carte, il existe des portes qui permettent (si le joueur en a la permission) de changer de carte. Le jeu va alors téléporter le joueur vers cette nouvelle carte, puis réaliser les actions dans celle-ci.</text:p>
      <text:p text:style-name="Standard"/>
      <text:p text:style-name="Standard">En cas de mort, le joueur retourne à son point d’apparition dans la première carte.</text:p>
      <text:p text:style-name="Standard"/>
      <text:p text:style-name="Standard">Des ennemis appelés griffeurs apparaissent la nuit sur des points d’apparition. Ils ne bougent pas jusqu’à ce que le joueur s’approche d’un certain nombre de case. Dans ce cas, il cherche le plus court chemin vers celui-ci, et se déplace vers le joueur d’une case par action de ce dernier. Si le joueur est rattrapé, il meurt.</text:p>
      <text:p text:style-name="Standard"/>
      <text:p text:style-name="Standard">Un cycle jour-nuit est présent, à chaque action du joueur (même erronée, exemple foncer dans un mur, faute de frappe dans une commande, etc...) le temps avance.</text:p>
      <text:p text:style-name="Standard"/>
      <text:p text:style-name="Standard">Le joueur possède trois statistiques qu’il peut améliorer via la forge. La perception lui permet d’afficher un plus grand rayon du labyrinthe. La vitesse réduit le temps consommé lors d’une action. La force permet d’ouvrir plus de coffres.</text:p>
      <text:p text:style-name="Standard"/>
      <text:p text:style-name="Standard">Le lit permet de passer la nuit et de retrouver ses points de forces utilisées en fonction de son niveau <text:s/>de force.</text:p>
      <text:p text:style-name="Standard"/>
      <text:p text:style-name="Standard"/>
      <text:soft-page-break/>
      <text:h text:style-name="Titre1" text:outline-level="1">Création de cartes</text:h>
      <text:p text:style-name="Standard"/>
      <text:p text:style-name="Standard">Pour créer sa propre carte, il faut suivre ces étapes:</text:p>
      <text:p text:style-name="Standard"/>
      <text:p text:style-name="Standard">→ Créer un fichier labyrinthe.opt et le remplir avec (remplacez les x avec vos valeurs numériques): <text:s/></text:p>
      <text:p text:style-name="Standard">nb_maps: x</text:p>
      <text:p text:style-name="Standard">size: x</text:p>
      <text:p text:style-name="P4">nb_maps correspond au nombre de carte de votre labyrinthe (max 5).</text:p>
      <text:p text:style-name="P5">size correspond à la taille de la carte principale, attention la carte devra donc être un carré.</text:p>
      <text:p text:style-name="Standard"/>
      <text:p text:style-name="Standard">→ Créer un fichier labyrinthe_x.opt pour chacune des autres cartes (ex: labyrinthe_1.opt)</text:p>
      <text:p text:style-name="Standard">les remplir avec uniquement size</text:p>
      <text:p text:style-name="Standard"/>
      <text:p text:style-name="Standard">→ créer pour chaque map un fichier labyrinthe_x.lvl où vous pourrez encoder le contenu de votre carte (voir caractères de sauvegarde). Attention à bien respecter la taille que vous avez indiquée dans labyrinthe_x.opt .</text:p>
      <text:p text:style-name="Standard"/>
      <text:p text:style-name="Standard">→ Placer ces fichiers dans un dossier du nom de votre choix de telle manière à obtenir ce chemin:</text:p>
      <text:p text:style-name="Standard">./res/levels/votreNiveau/</text:p>
      <text:p text:style-name="Standard"/>
      <text:p text:style-name="Standard">→ Avant de lancez le jeu, rendez-vous dans ./res/levels/levels.opt pour y remplacer la valeur de level par le nom de votre nouveau niveau. (ex: level: votreNiveau)</text:p>
      <text:p text:style-name="Standard"/>
      <text:p text:style-name="Standard">Caractères de sauvegarde des niveaux:</text:p>
      <text:p text:style-name="Standard"/>
      <text:p text:style-name="Standard">x-&gt;mur</text:p>
      <text:p text:style-name="Standard">0-&gt;case vide(déplacement possible seulement ici)</text:p>
      <text:p text:style-name="Standard">c-&gt; coffre</text:p>
      <text:p text:style-name="Standard">S -&gt; Zone safe</text:p>
      <text:p text:style-name="Standard">l -&gt; Lit</text:p>
      <text:p text:style-name="Standard">f -&gt; forge</text:p>
      <text:p text:style-name="Standard">r -&gt; coffre rare</text:p>
      <text:p text:style-name="Standard">g -&gt; point d'apparition du griffeur</text:p>
      <text:p text:style-name="Standard">k -&gt;parchemin contenant un morceau du mot de passe</text:p>
      <text:p text:style-name="Standard">T -&gt; Piège (une heure en plus dans la journée!)</text:p>
      <text:p text:style-name="Standard">P -&gt; Passage secret</text:p>
      <text:p text:style-name="Standard">L -&gt; Levier d'activation</text:p>
      <text:p text:style-name="Standard">1/2/3/4 -&gt; Accès aux blocs 1 2 3 4</text:p>
      <text:p text:style-name="Standard">D -&gt; Porte jour/nuit</text:p>
      <text:p text:style-name="Standard">E -&gt; Sortie !!</text:p>
      <text:p text:style-name="Standard"/>
      <text:h text:style-name="Titre1" text:outline-level="1">Indices (spoiler alert !!)</text:h>
      <text:p text:style-name="Standard"/>
      <text:p text:style-name="Standard"><text:span text:style-name="T6"></text:span><text:s/>Le labyrinthe est composé d'un bloc central et de 4 blocs externes, le bloc A est à droite du labyrinthe central, le bloc B est en bas etc...<text:s/></text:p>
      <text:p text:style-name="Standard"/>
      <text:p text:style-name="Standard"><text:span text:style-name="T7"></text:span><text:s/>Pour accéder au bloc A, vous devez trouver un parchemin dans le bloc central, situé dans une salle verrouillée (trouvez un moyen pour y accéder !).</text:p>
      <text:p text:style-name="Standard"/>
      <text:p text:style-name="Standard"><text:span text:style-name="T8"></text:span><text:s/>Dans chaque bloc, un parchemin vous permet de débloquer l'accès au bloc suivan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PieddepageCar" style:display-name="Pied de page Car" style:family="text" style:parent-style-name="Policepardéfau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En-tête" style:family="paragraph">
      <style:text-properties fo:font-size="10pt" style:font-size-asian="10pt" style:font-size-complex="9pt"/>
    </style:style>
  </office:automatic-styles>
  <office:master-styles>
    <style:master-page style:name="MP0" style:page-layout-name="PL0">
      <style:header>
        <text:p text:style-name="P2">DOCUMENTATION USAGE JEU LABYRINTH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Elie ELBAZE-SCHEININE</dc:creator>
    <meta:creation-date>2022-10-30T17:35:00Z</meta:creation-date>
    <dc:date>2022-10-31T16:40:00Z</dc:date>
    <meta:template xlink:href="Normal.dotm" xlink:type="simple"/>
    <meta:editing-cycles>28</meta:editing-cycles>
    <meta:editing-duration>PT0S</meta:editing-duration>
    <meta:document-statistic meta:page-count="3" meta:paragraph-count="12" meta:word-count="930" meta:character-count="6036" meta:row-count="42" meta:non-whitespace-character-count="5118"/>
  </office:meta>
</office:document-meta>
</file>